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ClassLoaderTests.getAttributeValue( Annotation annot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ClassLoaderTests.getDeclaredAnnotation( Class &lt; ? &gt; element , String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ClassLoaderTests.getClassAttribute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Loader.Test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ClassLoaderTests.getEnumAttribute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Loader.isEligibleForOverriding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ClassLoaderTests.synthesizedUsesCorrec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